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42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1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0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1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3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6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7" style:family="table-cell" style:parent-style-name="Pivot_20_Table_20_Category" style:data-style-name="N0">
      <style:table-cell-properties fo:border="0.99pt solid #000000"/>
    </style:style>
    <style:style style:name="ce18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table table:name="Pivot Table_car2_1_2" table:style-name="ta1">
        <table:table-column table:style-name="co1" table:default-cell-style-name="ce3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1" office:value-type="string" calcext:value-type="string">
            <text:p>buying</text:p>
          </table:table-cell>
          <table:table-cell table:style-name="ce5" office:value-type="string" calcext:value-type="string">
            <text:p>Sum - sum</text:p>
          </table:table-cell>
          <table:table-cell/>
        </table:table-row>
        <table:table-row table:style-name="ro1">
          <table:table-cell table:style-name="ce2" office:value-type="string" calcext:value-type="string">
            <text:p>high</text:p>
          </table:table-cell>
          <table:table-cell table:style-name="ce6" office:value-type="float" office:value="557" calcext:value-type="float">
            <text:p>557</text:p>
          </table:table-cell>
          <table:table-cell table:formula="of:=[.B2]/[.B6]" office:value-type="float" office:value="0.284473953013279" calcext:value-type="float">
            <text:p>0.284473953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432" calcext:value-type="float">
            <text:p>432</text:p>
          </table:table-cell>
          <table:table-cell table:formula="of:=[.B3]/[.B6]" office:value-type="float" office:value="0.220633299284985" calcext:value-type="float">
            <text:p>0.2206332993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float" office:value="432" calcext:value-type="float">
            <text:p>432</text:p>
          </table:table-cell>
          <table:table-cell table:formula="of:=[.B4]/[.B6]" office:value-type="float" office:value="0.220633299284985" calcext:value-type="float">
            <text:p>0.2206332993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table:style-name="ce8" office:value-type="float" office:value="537" calcext:value-type="float">
            <text:p>537</text:p>
          </table:table-cell>
          <table:table-cell table:formula="of:=[.B5]/[.B6]" office:value-type="float" office:value="0.274259448416752" calcext:value-type="float">
            <text:p>0.2742594484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1958" calcext:value-type="float">
            <text:p>1958</text:p>
          </table:table-cell>
          <table:table-cell table:formula="of:=[.B6]/[.$B$6]" office:value-type="float" office:value="1" calcext:value-type="float">
            <text:p>1</text:p>
          </table:table-cell>
        </table:table-row>
      </table:table>
      <table:table table:name="car2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uying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oors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lug_boot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verdict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</table:table-row>
      </table:table>
      <table:table table:name="Pivot Table_car2_1" table:style-name="ta1">
        <table:table-column table:style-name="co1" table:default-cell-style-name="ce3"/>
        <table:table-column table:style-name="co1" table:number-columns-repeated="4" table:default-cell-style-name="ce14"/>
        <table:table-column table:style-name="co1" table:number-columns-repeated="2" table:default-cell-style-name="ce13"/>
        <table:table-column table:style-name="co1" table:default-cell-style-name="ce6"/>
        <table:table-row table:style-name="ro1">
          <table:table-cell table:style-name="ce1" office:value-type="string" calcext:value-type="string">
            <text:p>verdict</text:p>
          </table:table-cell>
          <table:table-cell table:style-name="ce12" office:value-type="string" calcext:value-type="string">
            <text:p>buying</text:p>
          </table:table-cell>
          <table:table-cell table:style-name="ce12" office:value-type="string" calcext:value-type="string">
            <text:p>maint</text:p>
          </table:table-cell>
          <table:table-cell table:style-name="ce12" office:value-type="string" calcext:value-type="string">
            <text:p>doors</text:p>
          </table:table-cell>
          <table:table-cell table:style-name="ce12" office:value-type="string" calcext:value-type="string">
            <text:p>persons</text:p>
          </table:table-cell>
          <table:table-cell table:style-name="ce12" office:value-type="string" calcext:value-type="string">
            <text:p>lug_boot</text:p>
          </table:table-cell>
          <table:table-cell table:style-name="ce12" office:value-type="string" calcext:value-type="string">
            <text:p>safety</text:p>
          </table:table-cell>
          <table:table-cell table:style-name="ce5" office:value-type="string" calcext:value-type="string">
            <text:p>Sum - sum</text:p>
          </table:table-cell>
        </table:table-row>
        <table:table-row table:style-name="ro1">
          <table:table-cell table:style-name="ce2" office:value-type="string" calcext:value-type="string">
            <text:p>acc</text:p>
          </table:table-cell>
          <table:table-cell table:number-columns-repeated="2" table:style-name="ce13" office:value-type="string" calcext:value-type="string">
            <text:p>high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5" table:number-columns-repeated="3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low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5" table:number-columns-repeated="3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m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5" table:number-columns-repeated="4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3" office:value-type="string" calcext:value-type="string">
            <text:p>low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low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/>
          <table:table-cell table:style-name="ce17" office:value-type="string" calcext:value-type="string">
            <text:p>more</text:p>
          </table:table-cell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/>
          <table:table-cell table:style-name="ce17" office:value-type="string" calcext:value-type="string">
            <text:p>more</text:p>
          </table:table-cell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/>
          <table:table-cell table:style-name="ce17" office:value-type="string" calcext:value-type="string">
            <text:p>more</text:p>
          </table:table-cell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5" table:number-columns-repeated="2"/>
          <table:table-cell table:style-name="ce17" office:value-type="string" calcext:value-type="string">
            <text:p>more</text:p>
          </table:table-cell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m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/>
          <table:table-cell table:style-name="ce17" office:value-type="string" calcext:value-type="string">
            <text:p>more</text:p>
          </table:table-cell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/>
          <table:table-cell table:style-name="ce17" office:value-type="string" calcext:value-type="string">
            <text:p>more</text:p>
          </table:table-cell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/>
          <table:table-cell table:style-name="ce17" office:value-type="string" calcext:value-type="string">
            <text:p>more</text:p>
          </table:table-cell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5" table:number-columns-repeated="2"/>
          <table:table-cell table:style-name="ce17" office:value-type="string" calcext:value-type="string">
            <text:p>more</text:p>
          </table:table-cell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vhigh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5" table:number-columns-repeated="4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3" office:value-type="string" calcext:value-type="string">
            <text:p>med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5" table:number-columns-repeated="3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low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/>
          <table:table-cell table:style-name="ce17" office:value-type="string" calcext:value-type="string">
            <text:p>more</text:p>
          </table:table-cell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/>
          <table:table-cell table:style-name="ce17" office:value-type="string" calcext:value-type="string">
            <text:p>more</text:p>
          </table:table-cell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/>
          <table:table-cell table:style-name="ce17" office:value-type="string" calcext:value-type="string">
            <text:p>more</text:p>
          </table:table-cell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5" table:number-columns-repeated="2"/>
          <table:table-cell table:style-name="ce17" office:value-type="string" calcext:value-type="string">
            <text:p>more</text:p>
          </table:table-cell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m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vhigh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5" table:number-columns-repeated="4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3" office:value-type="string" calcext:value-type="string">
            <text:p>vhigh</text:p>
          </table:table-cell>
          <table:table-cell table:style-name="ce13" office:value-type="string" calcext:value-type="string">
            <text:p>low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5" table:number-columns-repeated="3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m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5" table:number-columns-repeated="3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vhigh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0"/>
          <table:table-cell table:style-name="ce15" table:number-columns-repeated="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ood</text:p>
          </table:table-cell>
          <table:table-cell table:number-columns-repeated="2" table:style-name="ce13" office:value-type="string" calcext:value-type="string">
            <text:p>low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5" table:number-columns-repeated="3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me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5" table:number-columns-repeated="4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3" office:value-type="string" calcext:value-type="string">
            <text:p>med</text:p>
          </table:table-cell>
          <table:table-cell table:style-name="ce13" office:value-type="string" calcext:value-type="string">
            <text:p>low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2" table:style-name="ce17" office:value-type="string" calcext:value-type="string">
            <text:p>m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10"/>
          <table:table-cell table:style-name="ce15" table:number-columns-repeated="4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unacc</text:p>
          </table:table-cell>
          <table:table-cell table:number-columns-repeated="2" table:style-name="ce13" office:value-type="string" calcext:value-type="string">
            <text:p>high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low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med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vhigh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5" table:number-columns-repeated="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3" office:value-type="string" calcext:value-type="string">
            <text:p>low</text:p>
          </table:table-cell>
          <table:table-cell table:style-name="ce13" office:value-type="string" calcext:value-type="string">
            <text:p>high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5" table:number-columns-repeated="3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low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5" table:number-columns-repeated="3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med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5" table:number-columns-repeated="3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vhigh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5" table:number-columns-repeated="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3" office:value-type="string" calcext:value-type="string">
            <text:p>med</text:p>
          </table:table-cell>
          <table:table-cell table:style-name="ce13" office:value-type="string" calcext:value-type="string">
            <text:p>high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low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5" table:number-columns-repeated="3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med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5" table:number-columns-repeated="3"/>
          <table:table-cell table:style-name="ce17" office:value-type="string" calcext:value-type="string">
            <text:p>small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vhigh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5" table:number-columns-repeated="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3" office:value-type="string" calcext:value-type="string">
            <text:p>vhigh</text:p>
          </table:table-cell>
          <table:table-cell table:style-name="ce13" office:value-type="string" calcext:value-type="string">
            <text:p>high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low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med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low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vhigh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 table:number-columns-repeated="2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/>
          <table:table-cell table:style-name="ce14" office:value-type="string" calcext:value-type="string">
            <text:p>low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0"/>
          <table:table-cell table:style-name="ce15" table:number-columns-repeated="5"/>
          <table:table-cell table:style-name="ce15" office:value-type="string" calcext:value-type="string">
            <text:p>med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vgood</text:p>
          </table:table-cell>
          <table:table-cell table:style-name="ce13" office:value-type="string" calcext:value-type="string">
            <text:p>low</text:p>
          </table:table-cell>
          <table:table-cell table:style-name="ce13" office:value-type="string" calcext:value-type="string">
            <text:p>high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/>
          <table:table-cell table:style-name="ce17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5" table:number-columns-repeated="3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low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/>
          <table:table-cell table:style-name="ce17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5" table:number-columns-repeated="3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med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/>
          <table:table-cell table:style-name="ce17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5" table:number-columns-repeated="4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3" office:value-type="string" calcext:value-type="string">
            <text:p>med</text:p>
          </table:table-cell>
          <table:table-cell table:style-name="ce13" office:value-type="string" calcext:value-type="string">
            <text:p>low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/>
          <table:table-cell table:style-name="ce17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5" table:number-columns-repeated="3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med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/>
          <table:table-cell table:style-name="ce17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5more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5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more</text:p>
          </table:table-cell>
          <table:table-cell table:style-name="ce17" office:value-type="string" calcext:value-type="string">
            <text:p>big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10"/>
          <table:table-cell table:style-name="ce15" table:number-columns-repeated="4"/>
          <table:table-cell table:style-name="ce17" office:value-type="string" calcext:value-type="string">
            <text:p>med</text:p>
          </table:table-cell>
          <table:table-cell table:style-name="ce17" office:value-type="string" calcext:value-type="string">
            <text:p>high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Total Result</text:p>
          </table:table-cell>
          <table:table-cell table:style-name="ce16" table:number-columns-repeated="5"/>
          <table:table-cell table:style-name="ce18"/>
          <table:table-cell table:style-name="ce9" office:value-type="float" office:value="1958" calcext:value-type="float">
            <text:p>1958</text:p>
          </table:table-cell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-pilot-tables>
        <table:data-pilot-table table:name="DataPilot1" table:application-data="" table:target-range-address="'Pivot Table_car2_1'.A1:'Pivot Table_car2_1'.H1800" table:buttons="'Pivot Table_car2_1'.A1 'Pivot Table_car2_1'.B1 'Pivot Table_car2_1'.C1 'Pivot Table_car2_1'.D1 'Pivot Table_car2_1'.E1 'Pivot Table_car2_1'.F1 'Pivot Table_car2_1'.G1" table:show-filter-button="false" table:drill-down-on-double-click="false">
          <table:source-cell-range table:cell-range-address="car2.A1:car2.H195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erdict" table:orientation="row" table:used-hierarchy="0" table:function="auto">
            <table:data-pilot-level table:show-empty="false" calcext:repeat-item-labels="false">
              <table:data-pilot-members>
                <table:data-pilot-member table:name="acc" table:display="true" table:show-details="true"/>
                <table:data-pilot-member table:name="good" table:display="true" table:show-details="true"/>
                <table:data-pilot-member table:name="unacc" table:display="true" table:show-details="true"/>
                <table:data-pilot-member table:name="vgoo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uying" table:orientation="row" table:used-hierarchy="0" table:function="auto">
            <table:data-pilot-level table:show-empty="false" calcext:repeat-item-labels="false">
              <table:data-pilot-members>
                <table:data-pilot-member table:name="high" table:display="true" table:show-details="true"/>
                <table:data-pilot-member table:name="low" table:display="true" table:show-details="true"/>
                <table:data-pilot-member table:name="med" table:display="true" table:show-details="true"/>
                <table:data-pilot-member table:name="vhig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int" table:orientation="row" table:used-hierarchy="0" table:function="auto">
            <table:data-pilot-level table:show-empty="false" calcext:repeat-item-labels="false">
              <table:data-pilot-members>
                <table:data-pilot-member table:name="high" table:display="true" table:show-details="true"/>
                <table:data-pilot-member table:name="low" table:display="true" table:show-details="true"/>
                <table:data-pilot-member table:name="med" table:display="true" table:show-details="true"/>
                <table:data-pilot-member table:name="vhig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oors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mor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sons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4" table:display="true" table:show-details="true"/>
                <table:data-pilot-member table:name="mor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ug_boot" table:orientation="row" table:used-hierarchy="0" table:function="auto">
            <table:data-pilot-level table:show-empty="false" calcext:repeat-item-labels="false">
              <table:data-pilot-members>
                <table:data-pilot-member table:name="big" table:display="true" table:show-details="true"/>
                <table:data-pilot-member table:name="med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fety" table:orientation="row" table:used-hierarchy="0" table:function="auto">
            <table:data-pilot-level table:show-empty="false" calcext:repeat-item-labels="false">
              <table:data-pilot-members>
                <table:data-pilot-member table:name="high" table:display="true" table:show-details="true"/>
                <table:data-pilot-member table:name="low" table:display="true" table:show-details="true"/>
                <table:data-pilot-member table:name="m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m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Pivot Table_car2_1_2'.A1:'Pivot Table_car2_1_2'.B6" table:buttons="'Pivot Table_car2_1_2'.A1" table:show-filter-button="false" table:drill-down-on-double-click="false">
          <table:source-cell-range table:cell-range-address="car2.A1:car2.H195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buying" table:orientation="row" table:used-hierarchy="0" table:function="auto">
            <table:data-pilot-level table:show-empty="false" calcext:repeat-item-labels="false">
              <table:data-pilot-members>
                <table:data-pilot-member table:name="high" table:display="true" table:show-details="true"/>
                <table:data-pilot-member table:name="low" table:display="true" table:show-details="true"/>
                <table:data-pilot-member table:name="med" table:display="true" table:show-details="true"/>
                <table:data-pilot-member table:name="vhig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m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27T12:10:59.896475130</dc:date>
    <meta:editing-duration>PT9M22S</meta:editing-duration>
    <meta:editing-cycles>1</meta:editing-cycles>
    <meta:document-statistic meta:table-count="4" meta:cell-count="20845" meta:object-count="0"/>
  </office:meta>
</office:document-meta>
</file>